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716cm"/>
    </style:style>
    <style:style style:name="co3" style:family="table-column">
      <style:table-column-properties fo:break-before="auto" style:column-width="11.3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Wybór lokalizacj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Nota prawna i kontak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ie znaleziono strony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to e-przewodnik po Niemczech. Znajdziesz tu aktualne informacje, najnowsze wydarzenia i porady. Zawsze aktualne i w Twoim języ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Wygeneru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iestety Twój język nie jest tutaj dostępny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Wybierz języ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Ostania zmia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je lokaln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iestety ten język nie jest tutaj dostępny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iestety nie znaleziono tego miasta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iestety nie znaleziono tego wydarzenia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iestety nie znaleziono tej oferty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iestety nie znaleziono tego Point of Interest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Połączenie z serwerem nie powiodło się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ie udało się przetworzyć żądani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ie udało się przetworzyć odpowiedzi serwera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Wystąpił nieznany błą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Spróbuj ponowni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iestety nie udało się załadować stron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Wybierz języ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Do strony startowej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Do k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Do wydarzeń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Do ofer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Błą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Wystąpił błą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iestety zmiana języka się nie powiodł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Wybrany język nie jest dostępny offline. Konieczne jest aktywne połączenie z Internetem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Placówk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Obecnie nie ma żadnych wydarzeń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kcje techniczn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reści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nota prawn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Treść strony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Treść wydarzeni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Wyślij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Wystąpił błąd podczas wysyłania opinii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Opinia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o było pomocne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o możemy zrobić lepiej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Do czego służy opinia zwrotna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Czy ta strona jest pomoc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Przydatn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e przydatn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iestety nie znaleziono odpowiednich wyników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Twoja opini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e znalazłeś właściwej rzeczy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Jakich informacji tutaj brakuj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Wysłano opinię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Bardzo dziękujemy za opinię. Dzięki temu pomagasz nam ulepszać nasze treści i aplikację Integreat. Mamy nadzieję na dalsze informacje zwrotne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mknij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a strona nie jest pomoc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a strona jest pomoc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to e-przewodnik po Niemczech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Szybko znajdź odpowiednią informację za pomocą haseł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Zmiana języ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Łatwa zmiana języka na pojedynczych stronach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e wydarzenia i terminy w okolicy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Oferty pracy, staże itd. w okolicy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Naciskając "{{accept}}„, zezwalam aplikacji App,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na ulepszanie Integreat dzięki automatycznemu przesyłaniu raportów o awariach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na wysyłanie powiadomień push o aktualnościach lokalnych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na sugerowanie lokalizacje w pobliżu przy użyciu mojej lokalizacji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omiń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ej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Zapisz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Dostosuj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rzuć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kceptuj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Znajdź lokalizację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e znaleziono lokalizacji w pobliżu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Wskazówk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Usługi lokalizacyjne muszą być włączone, aby wyświetlić lokalizacje w pobliżu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Ochrona danych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Brak wydarzeń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edostępne w innych językach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Brak dostępnego tłumaczenia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Zmień placówkę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Zmień język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Udostępnij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Właśnie znalezio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iestety udostępnianie treści nie powiodło się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Nota prawn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Ulepszanie aplikacji Integreat przez automatycznie wysyłanie raportów o awariach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Otrzymywanie powiadomień typu push o aktualnościach lokalnych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Uzyskiwanie sugestii dotyczących lokalizacji w pobliżu za pomocą lokalizacji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O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Wers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j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Zezwól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ywuj funkcj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Brak dostępnych ofert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Brak dostępnych ofert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Ogrzewani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oda/ścieki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Wywóz śmiec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Kominiarz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ż/miejsce postojow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chni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Łazienk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Pokój dziecięcy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Pokój dziecięcy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Pokój dziecięcy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ypialni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Sień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Pomieszczenie gospodarcz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mieszczenie piwniczn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a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15:50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16:47.866000000</dc:date>
    <meta:editing-duration>PT56S</meta:editing-duration>
    <meta:editing-cycles>2</meta:editing-cycles>
    <meta:document-statistic meta:table-count="1" meta:cell-count="496" meta:object-count="0"/>
  </office:meta>
</office:document-meta>
</file>